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60pt" officeooo:rsid="000a328f" officeooo:paragraph-rsid="000a328f" style:font-size-asian="52.5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a328f" officeooo:paragraph-rsid="000a328f" style:font-size-asian="40pt" style:font-size-complex="40pt"/>
    </style:style>
    <style:style style:name="P3" style:family="paragraph" style:parent-style-name="Standard">
      <style:text-properties fo:font-size="40pt" officeooo:rsid="000a328f" officeooo:paragraph-rsid="000a328f" style:font-size-asian="40pt" style:font-size-complex="40pt"/>
    </style:style>
    <style:style style:name="P4" style:family="paragraph" style:parent-style-name="Standard">
      <style:text-properties fo:font-size="36pt" officeooo:rsid="000a328f" officeooo:paragraph-rsid="000a328f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a328f" officeooo:paragraph-rsid="000a328f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officeooo:rsid="000b2a39" officeooo:paragraph-rsid="000b2a39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style:font-name="Lucida Sans Unicode" fo:font-size="54pt" officeooo:rsid="000a328f" officeooo:paragraph-rsid="000a328f" style:font-size-asian="54pt" style:font-size-complex="5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officeooo:rsid="000cfa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ERTAS <text:s/>DE INVIERNO</text:p>
      <text:p text:style-name="P1"/>
      <text:p text:style-name="P7">LOS 3 MESES <text:s text:c="9"/>DEL BONO 100</text:p>
      <text:p text:style-name="P2">EN FOTODEPILACION</text:p>
      <text:p text:style-name="P3"/>
      <text:p text:style-name="P4">5 ZONAS PEQUEÑAS-- 100€</text:p>
      <text:p text:style-name="P4">3 ZONAS MEDIANAS-- 100€</text:p>
      <text:p text:style-name="P3"><text:span text:style-name="T1">2 ZONAS GRANDES--- </text:span><text:s/>100€</text:p>
      <text:p text:style-name="P5">5X100</text:p>
      <text:p text:style-name="P5">3X100</text:p>
      <text:p text:style-name="P5">2X100</text:p>
      <text:p text:style-name="P5"><text:soft-page-break/>BONO EN RADIOFRECUENCIA</text:p>
      <text:p text:style-name="P5"/>
      <text:p text:style-name="P5">4 SESIONES----120€</text:p>
      <text:p text:style-name="P5"/>
      <text:p text:style-name="P6">3 SESIONES DE RADIOFRECUENCIA+ 3 DE PRESOTERAPIA----1<text:span text:style-name="T2">35</text:span>€</text:p>
      <text:p text:style-name="P6"/>
      <text:p text:style-name="P6">2 MASAJES DRENANTES</text:p>
      <text:p text:style-name="P6">+</text:p>
      <text:p text:style-name="P6">2 SESIONES RADIOFRECUENCIA</text:p>
      <text:p text:style-name="P6">+</text:p>
      <text:p text:style-name="P6">2 DE PRESOTERAPIA</text:p>
      <text:p text:style-name="P6">100€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2:25:53.735000000</meta:creation-date>
    <dc:date>2016-01-17T22:52:09.939000000</dc:date>
    <meta:editing-duration>PT22M55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3" meta:paragraph-count="18" meta:word-count="52" meta:character-count="320" meta:non-whitespace-character-count="277"/>
  </office:meta>
</office:document-meta>
</file>